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15af9f" officeooo:paragraph-rsid="0015af9f"/>
    </style:style>
    <style:style style:name="P2" style:family="paragraph" style:parent-style-name="Standard">
      <style:paragraph-properties fo:text-align="start" style:justify-single-word="false"/>
      <style:text-properties officeooo:rsid="0015af9f" officeooo:paragraph-rsid="0015af9f"/>
    </style:style>
    <style:style style:name="T1" style:family="text">
      <style:text-properties officeooo:rsid="001889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ΜΗΝΙΑΙΑ ΑΝΑΦΟΡΑ ΠΡΟΓΡΑΜΜΑΤΟΣ ΗΟΜΟRE</text:p>
      <text:p text:style-name="P1">Γεώργιος Βαρδάκας</text:p>
      <text:p text:style-name="P1"/>
      <text:p text:style-name="P2">Οι εργασίες που έλαβαν μέρος <text:span text:style-name="T1">αφορούν τ</text:span>η<text:span text:style-name="T1">ν</text:span> <text:span text:style-name="T1">συλλογή</text:span> δεδομένων <text:span text:style-name="T1">μέσω του ρολογιού από πολλαπλούς χρήστες, έτσι ώστε να πραγματοποιηθεί η αξιολόγηση των μεθόδων σε διαφορετικά δεδομένα με στόχο την καλύτερη εκπαίδευση των μεθόδων. Στην συνέχεια δοκιμάστηκε η μέθοδος αυτόματης τμηματοποίησης του σήματος στις υπό μελέτη κατηγορίες (jokking, walking, standing, eating, brushing teeth, stairs, sitting, laying on κτλπ). Έπειτα δοκιμάστηκε μία σειρά από διαφορετικά μοντέλα πρόβλεψης όπως random forest, neural networks, support vector machines και boosting. Tέλος, έχοντας κατασκευάσει τα μοντέλα πραγματοποιήθηκε ως ακολούθως η επιλογή κατάλληλων μετρικών για την αξιολόγηση των υπό μελέτη μοντέλων.</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1T14:02:58.788616303</meta:creation-date>
    <dc:date>2021-02-18T23:11:11.393374601</dc:date>
    <meta:editing-duration>PT13M28S</meta:editing-duration>
    <meta:editing-cycles>4</meta:editing-cycles>
    <meta:generator>LibreOffice/6.0.7.3$Linux_X86_64 LibreOffice_project/00m0$Build-3</meta:generator>
    <meta:document-statistic meta:table-count="0" meta:image-count="0" meta:object-count="0" meta:page-count="1" meta:paragraph-count="3" meta:word-count="100" meta:character-count="744" meta:non-whitespace-character-count="647"/>
  </office:meta>
</office:document-meta>
</file>